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LINDUSTRIAS SAN MIGUE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OLINDUSTRIAS SAN MIGUEL DE PIUR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RLEQUE GARCIA, CARLOS EDU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IVAS YAMUNAQUE, DIEGO ARMAN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055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13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